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language="nl" fo:country="BE"/>
    </style:style>
    <style:style style:name="T2" style:parent-style-name="Standaardalinea-lettertype" style:family="text">
      <style:text-properties fo:language="nl" fo:country="BE"/>
    </style:style>
    <style:style style:name="T3" style:parent-style-name="Standaardalinea-lettertype" style:family="text">
      <style:text-properties fo:color="#FF0000" fo:language="nl" fo:country="BE"/>
    </style:style>
    <style:style style:name="T4" style:parent-style-name="Hyperlink" style:family="text">
      <style:text-properties fo:color="#FF0000" fo:language="nl" fo:country="BE"/>
    </style:style>
    <style:style style:name="T5" style:parent-style-name="Standaardalinea-lettertype" style:family="text">
      <style:text-properties fo:language="nl" fo:country="BE"/>
    </style:style>
    <style:style style:name="T6" style:parent-style-name="Standaardalinea-lettertype" style:family="text">
      <style:text-properties fo:color="#FF0000" fo:language="nl" fo:country="BE"/>
    </style:style>
    <style:style style:name="T7" style:parent-style-name="Hyperlink" style:family="text">
      <style:text-properties fo:color="#FF0000" fo:language="nl" fo:country="BE"/>
    </style:style>
    <style:style style:name="T8" style:parent-style-name="Standaardalinea-lettertype" style:family="text">
      <style:text-properties fo:color="#FF0000" fo:language="nl" fo:country="BE"/>
    </style:style>
    <style:style style:name="P9" style:parent-style-name="Standaard" style:family="paragraph">
      <style:text-properties fo:language="nl" fo:country="BE"/>
    </style:style>
    <style:style style:name="T10" style:parent-style-name="Standaardalinea-lettertype" style:family="text">
      <style:text-properties fo:color="#FF0000" fo:language="en" fo:country="US"/>
    </style:style>
    <style:style style:name="T11" style:parent-style-name="Hyperlink" style:family="text">
      <style:text-properties fo:language="en" fo:country="US"/>
    </style:style>
    <style:style style:name="T12" style:parent-style-name="Standaardalinea-lettertype" style:family="text">
      <style:text-properties fo:color="#FF0000" fo:language="en" fo:country="US"/>
    </style:style>
    <style:style style:name="T13" style:parent-style-name="Hyperlink" style:family="text">
      <style:text-properties fo:language="en" fo:country="US"/>
    </style:style>
    <style:style style:name="T14" style:parent-style-name="Standaardalinea-lettertype" style:family="text">
      <style:text-properties fo:language="nl" fo:country="BE"/>
    </style:style>
    <style:style style:name="T15" style:parent-style-name="Standaardalinea-lettertype" style:family="text">
      <style:text-properties fo:color="#FF0000" fo:language="nl" fo:country="BE"/>
    </style:style>
    <style:style style:name="T16" style:parent-style-name="Hyperlink" style:family="text">
      <style:text-properties fo:language="nl" fo:country="BE"/>
    </style:style>
    <style:style style:name="T17" style:parent-style-name="Standaardalinea-lettertype" style:family="text">
      <style:text-properties fo:color="#FF0000"/>
    </style:style>
    <style:style style:name="T18" style:parent-style-name="Standaardalinea-lettertype" style:family="text">
      <style:text-properties fo:color="#FF0000"/>
    </style:style>
    <style:style style:name="P19" style:parent-style-name="Standaard" style:family="paragraph">
      <style:text-properties fo:language="en" fo:country="US"/>
    </style:style>
    <style:style style:name="P20" style:parent-style-name="Standaard" style:family="paragraph">
      <style:text-properties fo:color="#FF0000" fo:language="en" fo:country="US"/>
    </style:style>
    <style:style style:name="T21" style:parent-style-name="Standaardalinea-lettertype" style:family="text">
      <style:text-properties fo:language="en" fo:country="US"/>
    </style:style>
    <style:style style:name="P22" style:parent-style-name="Standaard" style:family="paragraph">
      <style:text-properties fo:color="#FF0000" fo:language="en" fo:country="US"/>
    </style:style>
    <style:style style:name="P23" style:parent-style-name="Standaard" style:family="paragraph">
      <style:text-properties fo:language="en" fo:country="US"/>
    </style:style>
    <style:style style:name="P24" style:parent-style-name="Standaard" style:family="paragraph">
      <style:text-properties fo:color="#FF0000" fo:language="en" fo:country="US"/>
    </style:style>
    <style:style style:name="P25" style:parent-style-name="Standaard" style:family="paragraph">
      <style:text-properties fo:language="en" fo:country="US"/>
    </style:style>
    <style:style style:name="P26" style:parent-style-name="Standaard" style:family="paragraph">
      <style:text-properties fo:color="#FF0000" fo:language="en" fo:country="US"/>
    </style:style>
    <style:style style:name="P27" style:parent-style-name="Standaard" style:family="paragraph">
      <style:text-properties fo:language="en" fo:country="US"/>
    </style:style>
    <style:style style:name="P28" style:parent-style-name="Standaard" style:family="paragraph">
      <style:text-properties fo:color="#FF0000" fo:language="en" fo:country="US"/>
    </style:style>
    <style:style style:name="P29" style:parent-style-name="Standaard" style:family="paragraph">
      <style:text-properties fo:language="en" fo:country="US"/>
    </style:style>
    <style:style style:name="P30" style:parent-style-name="Standaard" style:family="paragraph">
      <style:text-properties fo:language="en" fo:country="US"/>
    </style:style>
    <style:style style:name="P31" style:parent-style-name="Standaard" style:family="paragraph">
      <style:text-properties fo:language="en" fo:country="US"/>
    </style:style>
    <style:style style:name="T32" style:parent-style-name="Standaardalinea-lettertype" style:family="text">
      <style:text-properties fo:color="#FF0000"/>
    </style:style>
    <style:style style:name="T33" style:parent-style-name="Hyperlink" style:family="text">
      <style:text-properties fo:color="#FF0000"/>
    </style:style>
    <style:style style:name="P34" style:parent-style-name="Standaard" style:family="paragraph">
      <style:text-properties fo:color="#FF0000" fo:language="fr" fo:country="FR"/>
    </style:style>
    <style:style style:name="T35" style:parent-style-name="Standaardalinea-lettertype" style:family="text">
      <style:text-properties fo:color="#FF0000" fo:language="en" fo:country="US"/>
    </style:style>
    <style:style style:name="T36" style:parent-style-name="Hyperlink" style:family="text">
      <style:text-properties fo:color="#FF0000" fo:language="en" fo:country="US"/>
    </style:style>
    <style:style style:name="T37" style:parent-style-name="Standaardalinea-lettertype" style:family="text">
      <style:text-properties fo:color="#FF0000" fo:language="en" fo:country="US"/>
    </style:style>
    <style:style style:name="T38" style:parent-style-name="Hyperlink" style:family="text">
      <style:text-properties fo:color="#FF0000" fo:language="en" fo:country="US"/>
    </style:style>
    <style:style style:name="T39" style:parent-style-name="Standaardalinea-lettertype" style:family="text">
      <style:text-properties fo:color="#FF0000" fo:language="en" fo:country="US"/>
    </style:style>
    <style:style style:name="T40" style:parent-style-name="Hyperlink" style:family="text">
      <style:text-properties fo:color="#FF0000" fo:language="en" fo:country="US"/>
    </style:style>
    <style:style style:name="T41" style:parent-style-name="Standaardalinea-lettertype" style:family="text">
      <style:text-properties fo:color="#FF0000" fo:language="en" fo:country="US"/>
    </style:style>
    <style:style style:name="T42" style:parent-style-name="Hyperlink" style:family="text">
      <style:text-properties fo:color="#FF0000" fo:language="en" fo:country="US"/>
    </style:style>
    <style:style style:name="T43" style:parent-style-name="Standaardalinea-lettertype" style:family="text">
      <style:text-properties fo:color="#FF0000" fo:language="en" fo:country="US"/>
    </style:style>
    <style:style style:name="T44" style:parent-style-name="Hyperlink" style:family="text">
      <style:text-properties fo:color="#FF0000" fo:language="en" fo:country="US"/>
    </style:style>
    <style:style style:name="T45" style:parent-style-name="Standaardalinea-lettertype" style:family="text">
      <style:text-properties fo:color="#FF0000" fo:language="en" fo:country="US"/>
    </style:style>
    <style:style style:name="T46" style:parent-style-name="Hyperlink" style:family="text">
      <style:text-properties fo:color="#FF0000" fo:language="en" fo:country="US"/>
    </style:style>
    <style:style style:name="P47" style:parent-style-name="Standaard" style:family="paragraph">
      <style:paragraph-properties fo:line-height="105%"/>
      <style:text-properties fo:color="#FF0000" fo:language="en" fo:country="US"/>
    </style:style>
    <style:style style:name="P48" style:parent-style-name="Standaard" style:family="paragraph">
      <style:text-properties fo:color="#FF0000" fo:language="en" fo:country="US"/>
    </style:style>
    <style:style style:name="T49" style:parent-style-name="Standaardalinea-lettertype" style:family="text">
      <style:text-properties fo:color="#FF0000" fo:language="en" fo:country="US"/>
    </style:style>
    <style:style style:name="T50" style:parent-style-name="Hyperlink" style:family="text">
      <style:text-properties fo:color="#FF0000" fo:language="en" fo:country="US"/>
    </style:style>
    <style:style style:name="P51" style:parent-style-name="Standaard" style:family="paragraph">
      <style:text-properties fo:color="#FF0000" fo:language="en" fo:country="US"/>
    </style:style>
    <style:style style:name="T52" style:parent-style-name="Standaardalinea-lettertype" style:family="text">
      <style:text-properties fo:color="#FF0000" fo:language="en" fo:country="US"/>
    </style:style>
    <style:style style:name="T53" style:parent-style-name="Hyperlink" style:family="text">
      <style:text-properties fo:color="#FF0000" fo:language="en" fo:country="US"/>
    </style:style>
    <style:style style:name="T54" style:parent-style-name="Standaardalinea-lettertype" style:family="text">
      <style:text-properties fo:color="#FF0000" fo:language="en" fo:country="US"/>
    </style:style>
    <style:style style:name="T55" style:parent-style-name="Hyperlink" style:family="text">
      <style:text-properties fo:color="#FF0000" fo:language="en" fo:country="US"/>
    </style:style>
    <style:style style:name="T56" style:parent-style-name="Standaardalinea-lettertype" style:family="text">
      <style:text-properties fo:color="#FF0000" fo:language="en" fo:country="US"/>
    </style:style>
    <style:style style:name="T57" style:parent-style-name="Hyperlink" style:family="text">
      <style:text-properties fo:color="#FF0000" fo:language="en" fo:country="US"/>
    </style:style>
    <style:style style:name="T58" style:parent-style-name="Standaardalinea-lettertype" style:family="text">
      <style:text-properties fo:color="#FF0000" fo:language="en" fo:country="US"/>
    </style:style>
    <style:style style:name="T59" style:parent-style-name="Hyperlink" style:family="text">
      <style:text-properties fo:color="#FF0000" fo:language="en" fo:country="US"/>
    </style:style>
    <style:style style:name="T60" style:parent-style-name="Standaardalinea-lettertype" style:family="text">
      <style:text-properties fo:color="#FF0000" fo:language="en" fo:country="US"/>
    </style:style>
    <style:style style:name="T61" style:parent-style-name="Hyperlink" style:family="text">
      <style:text-properties fo:color="#FF0000" fo:language="en" fo:country="US"/>
    </style:style>
    <style:style style:name="T62" style:parent-style-name="Standaardalinea-lettertype" style:family="text">
      <style:text-properties fo:color="#FF0000" fo:language="en" fo:country="US"/>
    </style:style>
    <style:style style:name="T63" style:parent-style-name="Hyperlink" style:family="text">
      <style:text-properties fo:color="#FF0000" fo:language="en" fo:country="US"/>
    </style:style>
    <style:style style:name="T64" style:parent-style-name="Standaardalinea-lettertype" style:family="text">
      <style:text-properties fo:color="#FF0000" fo:language="en" fo:country="US"/>
    </style:style>
    <style:style style:name="T65" style:parent-style-name="Hyperlink" style:family="text">
      <style:text-properties fo:color="#FF0000" fo:language="en" fo:country="US"/>
    </style:style>
    <style:style style:name="T66" style:parent-style-name="Standaardalinea-lettertype" style:family="text">
      <style:text-properties fo:color="#FF0000" fo:language="en" fo:country="US"/>
    </style:style>
    <style:style style:name="T67" style:parent-style-name="Hyperlink" style:family="text">
      <style:text-properties fo:color="#FF0000" fo:language="en" fo:country="US"/>
    </style:style>
    <style:style style:name="T68" style:parent-style-name="Standaardalinea-lettertype" style:family="text">
      <style:text-properties fo:color="#FF0000" fo:language="en" fo:country="US"/>
    </style:style>
    <style:style style:name="T69" style:parent-style-name="Hyperlink" style:family="text">
      <style:text-properties fo:color="#FF0000" fo:language="en" fo:country="US"/>
    </style:style>
    <style:style style:name="T70" style:parent-style-name="Standaardalinea-lettertype" style:family="text">
      <style:text-properties fo:color="#FF0000"/>
    </style:style>
    <style:style style:name="T71" style:parent-style-name="Hyperlink" style:family="text">
      <style:text-properties fo:color="#FF0000"/>
    </style:style>
    <style:style style:name="T72" style:parent-style-name="Standaardalinea-lettertype" style:family="text">
      <style:text-properties fo:color="#FF0000"/>
    </style:style>
    <style:style style:name="T73" style:parent-style-name="Hyperlink" style:family="text">
      <style:text-properties fo:color="#FF0000"/>
    </style:style>
    <style:style style:name="T74" style:parent-style-name="Standaardalinea-lettertype" style:family="text">
      <style:text-properties fo:color="#FF0000"/>
    </style:style>
    <style:style style:name="T75" style:parent-style-name="Hyperlink" style:family="text">
      <style:text-properties fo:color="#FF0000"/>
    </style:style>
    <style:style style:name="P76" style:parent-style-name="Standaard" style:family="paragraph">
      <style:text-properties fo:language="en" fo:country="US"/>
    </style:style>
    <style:style style:name="P77" style:parent-style-name="Standaard" style:family="paragraph">
      <style:text-properties fo:language="en" fo:country="US"/>
    </style:style>
  </office:automatic-styles>
  <office:body>
    <office:text text:use-soft-page-breaks="true">
      <text:p text:style-name="P1">Gebruik API oefening</text:p>
      <text:p text:style-name="Standaard"><text:span text:style-name="T2">Toon alle publieke projecten -&gt;<text:s/></text:span><text:span text:style-name="T3">curl <text:s/></text:span><text:a xlink:href="https://projektwerk.ucll.be/projects.json" office:target-frame-name="_top" xlink:show="replace"><text:span text:style-name="T4">https://projektwerk.ucll.be/projects.json</text:span></text:a></text:p>
      <text:p text:style-name="Standaard"><text:span text:style-name="T5">Toon alle projecten waar jij toegang tot hebt -&gt;<text:s/></text:span><text:span text:style-name="T6">curl<text:s/></text:span><text:a xlink:href="https://projektwerk.ucll.be/projects.json/?api_key=$%7bapi_key%7d" office:target-frame-name="_top" xlink:show="replace"><text:span text:style-name="T7">https://projektwerk.ucll.be/projects.json/?api_key=</text:span><text:span text:style-name="T8">${API_KEY}</text:span></text:a></text:p>
      <text:p text:style-name="P9">Maak een issue aan in het speeltuin projekt -&gt;</text:p>
      <text:p text:style-name="Standaard"><text:span text:style-name="T10">curl -v -H "Content-Type: application/json" -H "X-Redmine-API-Key: ${API_KEY}" -X POST --data-binary '{"issue":{"subject":"API opdracht","description":"Curl opdracht","assigned-to_id":2545}}'<text:s/></text:span><text:a xlink:href="https://projektwerk.ucll.be/projects/speeltuin/issues.json" office:target-frame-name="_top" xlink:show="replace"><text:span text:style-name="T11">https://projektwerk.ucll.be/projects/speeltuin/issues.json</text:span></text:a></text:p>
      <text:p text:style-name="Standaard"><text:span text:style-name="T12">Pas het issue aan -&gt; curl -v -H "Content-Type:application/json" -H "X-Redmine-API-Key: ${API_KEY}" -X PUT --data-binary '{"issue":{"subject": "Aangepast"}}'<text:s/></text:span><text:a xlink:href="https://projektwerk.ucll.be/issues/2876.json" office:target-frame-name="_top" xlink:show="replace"><text:span text:style-name="T13">https://projektwerk.ucll.be/issues/2876.json</text:span></text:a></text:p>
      <text:p text:style-name="Standaard"><text:span text:style-name="T14">Verwijder het issue dat je net hebt gemaakt -&gt;<text:s/></text:span><text:span text:style-name="T15">curl -v -H "Content-Type:application/json" -H "X-Remine-API-Key: ${API_KEY}" -X DELETE<text:s/></text:span><text:a xlink:href="https://projektwerk.ucll.be/issues/2876.json" office:target-frame-name="_top" xlink:show="replace"><text:span text:style-name="T16">https://projektwerk.ucll.be/issues/2876.json</text:span></text:a></text:p>
      <text:p text:style-name="Standaard">Issue groepsproject.<text:s/><text:span text:style-name="T17">curl -v -H "Content-Type:application/json" -H "X-Redmine-API-Key: ${API_KEY}" -X POST --data-binary '{"issue":{"subject": "Opdracht curl verkenningsopdracht","description":"Verkinningsopdracht","assigned_to_id": 2545,"start_date": "2022-10-18","due_date":"2022-10-19","estimated_hours":1}}' https://projektwerk.ucll.be/projects/soa_herfst22_sports/issues.json</text:span></text:p>
      <text:p text:style-name="Standaard">Werk de status van de taak aan. -&gt;<text:s/><text:span text:style-name="T18">curl -v -H "Content-Type:application/json" -H "X-Redmine-API-Key:${API_KEY}" -X PUT --data-binary '{"issue":{"status_id":5}}'<text:s/></text:span><text:a xlink:href="https://projektwerk.ucll.be/issues/2935.json" office:target-frame-name="_top" xlink:show="replace"><text:span text:style-name="Hyperlink">https://projektwerk.ucll.be/issues/2935.json</text:span></text:a></text:p>
      <text:p text:style-name="P19">SWAGGER API</text:p>
      <text:p text:style-name="P20">curl -l localhost:80</text:p>
      <text:p text:style-name="Standaard"><text:span text:style-name="T21">opvragen data</text:span></text:p>
      <text:p text:style-name="P22">curl -X GET https://petstore.swagger.io/v2/pet/findByStatus?status=available -H "accept:application/json"</text:p>
      <text:p text:style-name="P23">aanmaken data</text:p>
      <text:p text:style-name="P24">curl -X POST https://petstore.swagger.io/v2/pet -H "accept:application/json" -H "Content-Type:application/json" --data-binary '{"id":1,"category":{"id":1,"name":"test"},"name":"test","photoUrls":[""],"tags":[{"id":1,"name":"test"}],"status":"available"}'</text:p>
      <text:p text:style-name="P25">aanpassen data</text:p>
      <text:p text:style-name="P26">curl -X PUT https://petstore.swagger.io/v2/pet -H "accept:application/json" -H "Content-Type:application/json" --data-binary '{"id":1,"status":"unavailable"}'</text:p>
      <text:p text:style-name="P27">verwijderen data</text:p>
      <text:p text:style-name="P28">curl -X DELETE https://petstore.swagger.io/v2/pet/1 -H "accept:application/json"</text:p>
      <text:p text:style-name="P29"/>
      <text:p text:style-name="P30"/>
      <text:soft-page-break/>
      <text:p text:style-name="P31">Curl extra oefeningen</text:p>
      <text:p text:style-name="Standaard"><text:span text:style-name="T32">curl<text:s/></text:span><text:a xlink:href="https://httpbin.org" office:target-frame-name="_top" xlink:show="replace"><text:span text:style-name="T33">https://httpbin.org</text:span></text:a></text:p>
      <text:p text:style-name="P34">curl https://httpbin.org/anything</text:p>
      <text:p text:style-name="Standaard"><text:span text:style-name="T35">curl -X POST<text:s/></text:span><text:a xlink:href="https://httpbin.org/anything" office:target-frame-name="_top" xlink:show="replace"><text:span text:style-name="T36">https://httpbin.org/anything</text:span></text:a></text:p>
      <text:p text:style-name="Standaard"><text:span text:style-name="T37">curl<text:s/></text:span><text:a xlink:href="https://httpbin.org/anything/?value\=panda" office:target-frame-name="_top" xlink:show="replace"><text:span text:style-name="T38">https://httpbin.org/anything\?value\=panda</text:span></text:a></text:p>
      <text:p text:style-name="Standaard"><text:span text:style-name="T39">curl<text:s/></text:span><text:a xlink:href="https://www.google.com/robots.txt" office:target-frame-name="_top" xlink:show="replace"><text:span text:style-name="T40">https://www.google.com/robots.txt</text:span></text:a></text:p>
      <text:p text:style-name="Standaard"><text:span text:style-name="T41">curl -H 'User-Agent: elephant'<text:s/></text:span><text:a xlink:href="https://httpbin.org/anything" office:target-frame-name="_top" xlink:show="replace"><text:span text:style-name="T42">https://httpbin.org/anything</text:span></text:a></text:p>
      <text:p text:style-name="Standaard"><text:span text:style-name="T43">curl -X DELETE<text:s/></text:span><text:a xlink:href="https://httpbin.org/anything" office:target-frame-name="_top" xlink:show="replace"><text:span text:style-name="T44">https://httpbin.org/anything</text:span></text:a></text:p>
      <text:p text:style-name="Standaard"><text:span text:style-name="T45">curl -i<text:s/></text:span><text:a xlink:href="https://httpbin.org/anything" office:target-frame-name="_top" xlink:show="replace"><text:span text:style-name="T46">https://httpbin.org/anything</text:span></text:a></text:p>
      <text:p text:style-name="P47">curl -X POST https://httpbin.org/anything -d '{"value": "panda"}'</text:p>
      <text:p text:style-name="P48">curl -X POST -H 'Content-Type: application/json' https://httpbin.org/anything -d '{"value": "panda"}'</text:p>
      <text:p text:style-name="Standaard"><text:span text:style-name="T49">curl -H 'Accept-Encoding: gzip'<text:s/></text:span><text:a xlink:href="https://httpbin.org/anything" office:target-frame-name="_top" xlink:show="replace"><text:span text:style-name="T50">https://httpbin.org/anything</text:span></text:a></text:p>
      <text:p text:style-name="P51">curl -X POST https://httpbin.org/anything -d @data.json</text:p>
      <text:p text:style-name="Standaard"><text:span text:style-name="T52">curl -H 'Accept: image/png'<text:s/></text:span><text:a xlink:href="https://httpbin.org/image%20-o%20image.png" office:target-frame-name="_top" xlink:show="replace"><text:span text:style-name="T53">https://httpbin.org/image -o image.png</text:span></text:a></text:p>
      <text:p text:style-name="Standaard"><text:span text:style-name="T54">curl -X PUT<text:s/></text:span><text:a xlink:href="https://httpbin.org/anything" office:target-frame-name="_top" xlink:show="replace"><text:span text:style-name="T55">https://httpbin.org/anything</text:span></text:a></text:p>
      <text:p text:style-name="Standaard"><text:span text:style-name="T56">curl <text:s/></text:span><text:a xlink:href="https://httpbin.org/image/jpeg%20-o%20image.jpeg" office:target-frame-name="_top" xlink:show="replace"><text:span text:style-name="T57">https://httpbin.org/image/jpeg -o image.jpeg</text:span></text:a></text:p>
      <text:p text:style-name="Standaard"><text:span text:style-name="T58">curl -i<text:s/></text:span><text:a xlink:href="https://www.twitter.com" office:target-frame-name="_top" xlink:show="replace"><text:span text:style-name="T59">https://www.twitter.com</text:span></text:a></text:p>
      <text:p text:style-name="Standaard"><text:span text:style-name="T60">curl -H 'Panda: Elephant'<text:s/></text:span><text:a xlink:href="https://httpbin.org/anything" office:target-frame-name="_top" xlink:show="replace"><text:span text:style-name="T61">https://httpbin.org/anything</text:span></text:a></text:p>
      <text:p text:style-name="Standaard"><text:span text:style-name="T62">curl<text:s/></text:span><text:a xlink:href="https://httpbin.org/status/404" office:target-frame-name="_top" xlink:show="replace"><text:span text:style-name="T63">https://httpbin.org/status/404</text:span></text:a></text:p>
      <text:p text:style-name="Standaard"><text:span text:style-name="T64">curl -i<text:s/></text:span><text:a xlink:href="https://httpbin.org/status/404" office:target-frame-name="_top" xlink:show="replace"><text:span text:style-name="T65">https://httpbin.org/status/404</text:span></text:a></text:p>
      <text:p text:style-name="Standaard"><text:span text:style-name="T66">curl<text:s/></text:span><text:a xlink:href="https://httpbin.org/status/200" office:target-frame-name="_top" xlink:show="replace"><text:span text:style-name="T67">https://httpbin.org/status/200</text:span></text:a></text:p>
      <text:p text:style-name="Standaard"><text:span text:style-name="T68">curl -i<text:s/></text:span><text:a xlink:href="https://httpbin.org/status/200" office:target-frame-name="_top" xlink:show="replace"><text:span text:style-name="T69">https://httpbin.org/status/200</text:span></text:a></text:p>
      <text:p text:style-name="Standaard"><text:span text:style-name="T70">curl -u foo:bar<text:s/></text:span><text:a xlink:href="https://httpbin.org/anything" office:target-frame-name="_top" xlink:show="replace"><text:span text:style-name="T71">https://httpbin.org/anything</text:span></text:a></text:p>
      <text:p text:style-name="Standaard"><text:span text:style-name="T72">curl -H 'Accept-Language: es-ES'<text:s/></text:span><text:a xlink:href="https://twitter.com" office:target-frame-name="_top" xlink:show="replace"><text:span text:style-name="T73">https://twitter.com</text:span></text:a></text:p>
      <text:p text:style-name="Standaard"><text:span text:style-name="T74">curl<text:s/></text:span><text:a xlink:href="https://httpbin.org/anything%20/" office:target-frame-name="_top" xlink:show="replace"><text:span text:style-name="T75">https://httpbin.org/anything \</text:span></text:a></text:p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style:font-name="Calibri" style:font-name-asian="Calibri" style:font-name-complex="Times New Roman" fo:language="nl" fo:country="B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backx</meta:initial-creator>
    <dc:creator>david backx</dc:creator>
    <meta:creation-date>2022-10-18T12:59:00Z</meta:creation-date>
    <dc:date>2022-10-23T13:27:00Z</dc:date>
    <meta:template xlink:href="Normal.dotm" xlink:type="simple"/>
    <meta:editing-cycles>3</meta:editing-cycles>
    <meta:editing-duration>PT0S</meta:editing-duration>
    <meta:document-statistic meta:page-count="2" meta:paragraph-count="9" meta:word-count="700" meta:character-count="4681" meta:row-count="33" meta:non-whitespace-character-count="3990"/>
  </office:meta>
</office:document-meta>
</file>